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6pt" fo:language="fr" fo:country="FR" style:font-size-asian="16pt" style:language-asian="zxx" style:country-asian="none" style:font-size-complex="16pt" style:language-complex="zxx" style:country-complex="none"/>
    </style:style>
    <style:style style:name="P2" style:family="paragraph" style:parent-style-name="Standard">
      <style:paragraph-properties fo:text-align="center" style:justify-single-word="false"/>
      <style:text-properties style:font-name="Tahoma" fo:language="fr" fo:country="FR"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Tahoma" fo:language="fr" fo:country="FR"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iaka</text:p>
      <text:p text:style-name="P2"/>
      <text:p text:style-name="P3">Au récit des cauchemars qui avaient hanté Balrok pendant plus d'une semaine, Backus l'érudit en conclu qu'il avait été emprisonné dans un plan parallèle par une force démoniaque. D'après lui, l'homme des steps pouvait d'ailleurs remercier l'Orbe originelle car il avait eu bien de la chance de pouvoir revenir dans le monde des vivants.</text:p>
      <text:p text:style-name="P3"/>
      <text:p text:style-name="P3">Il fallut près d'une semaine à Balrok pour retrouver la plénitude de ses moyens et, s'il était devenu plus taciturne qu'avant et ne lâchait jamais son épée, il semblait en tout cas avoir repris le contrôle de ses pensées. Dès qu'il fut aptes, Méo, &lt;Vince&gt; et lui décidèrent de se remettre en route pour trouver le présent de Pho et mener à accomplir la prophétie.</text:p>
      <text:p text:style-name="P3"/>
      <text:p text:style-name="P3">Backus n'avait pu rassembler que quelques bribes d'information sur Phomea, la demeure du titan de la mer et du vent. Le temple se trouverait à la pointe des Monts venteux, à une semaine de marche au nord-ouest ; la ou les montagnes se jettent dans la mer. Le cataclysme ayant profondément bouleverser la région, il ne peut assurer que sa description soit encore correcte.</text:p>
      <text:p text:style-name="P3"/>
      <text:p text:style-name="P3">Toujours est-il que les trois compagnons se mirent en route. Leur plan était simple : prendre plein ouest à travers les Monts déchirés, remonter nord-ouest jusqu'à la mer puis longer la cote jusqu'au Monts venteux.</text:p>
      <text:p text:style-name="P3"/>
      <text:p text:style-name="P3">Le deuxième jour, en pleine montagne, ils tombèrent sur un grand renfoncement rocheux <text:s/>au centre duquel se dressait un vieil arbre mort portant six beaux fruits jaunes. Le fait que la terre qui entourait l'arbre était jonché de gros silex plantés pointe en haut fit hésité Balrok, mais finalement, il se glissa jusqu'à l'arbre, croqua dans un fruit puis ramassa les autres. Rassuré, Méo et &lt;Vince&gt; goutèrent à ces fruits au goût succulent et aux vertus revigorantes.</text:p>
      <text:p text:style-name="P3"/>
      <text:p text:style-name="P3">Le troisièmes jours, alors qu'ils arrivaient à la pointe ouest des Monts déchirés, Barry, l'oiseau de Balrok, sembla vouloir les attirer vers le sud. Curieux, les compagnons suivirent <text:s/>cette direction jusqu'à une zone recouverte d'arbustes et de rochers ou ils détectèrent une présence. Les armes aux poings et les sens à l'affut, ils essayèrent de débusquer la menace. Mais, alors que Méo tentait de prendre à revers cet ennemi invisible, une petite troupe d'humanoïde pris la fuite. Le mystère fut rapidement éclairci car après avoir repris leur route, les compagnons croisèrent à nouveau ce qui n'était en fait qu'un petit groupe d'humain. </text:p>
      <text:p text:style-name="P3"/>
      <text:p text:style-name="P3">Leur chef, Wilfried, un bucheron, vint parlementer et leur expliqua que les orcs avaient enlevé leur femme et enfants et qu'ils ambitionnaient d'attaquer leur camps pour libérer les leurs. Santant la tache possible au vu du petit nombre d'orc, une dizaine, les trois compagnons décidèrent de leur venir en aide. Un examen rapide permis de constater qu'à cette heure, les humains travaillaient dans une mine, qu'une poignée d'orc faisait des vas-et-vient près d'un fortin de bois et qu'une tour en ruine en surplomb servait certainement de vigie.</text:p>
      <text:p text:style-name="P3"/>
      <text:p text:style-name="P3">C'est par la que Balrok et Méo attaquèrent pendant que &lt;Vince&gt; et les six villageois se préparait à l'assaut du camps. Ils éliminèrent facilement les deux vigies en place mais ne parvinrent pas à les empêcher de donner l'alarme. Aussi, la porte du fortin se fermèrent, <text:soft-page-break/>laissant dehors deux orcs aux abois. Ce sont les suivants qui périrent sous l'assaut des humains. &lt;Vince&gt; et deux hommes se chargèrent de surveiller l'entrée de la mine pendant que le reste de la troupe prenait le fortin d'assaut.</text:p>
      <text:p text:style-name="P3"/>
      <text:p text:style-name="P3">Il ne fallut pas longtemps à Balrok pour enfoncer les portes branlantes du fortin. S’ensuivit un combat féroce contre une poignée d'orc mené par un borgne portant un fléau d'arme. Roy, un jeune casse-cou, fut grièvement blessé mais la victoire se dessina rapidement, Balrok et Méo décimant des orcs désorganisés.</text:p>
      <text:p text:style-name="P3"/>
      <text:p text:style-name="P3">Alors que les villageois fêtaient à grand cris de joie les retrouvailles avec leurs proches, sortis de la mine une fois le calme revenu, les trois compagnons fouillèrent le bâtiment principal. Dans un coin sombre, ils débusquèrent une orc apeuré, habillé de vêtement de noble et implorant grâce en langage commun. Balrok mena un interrogatoire musclé qui permis d'apprendre que cet orc, nommé Ortog, avait été chargé de retrouver une relique, le miroir du Néant. D'après ses recherches – une dizaine de livres anciens trônaient sur une table – cet artefact se trouverait dans la chapelle de Noriaka englouti par un éboulement lors du grand cataclysme ; C'est pourquoi il fait creuser des galeries à la recherche de cette chapel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26M22S</meta:editing-duration>
    <meta:editing-cycles>39</meta:editing-cycles>
    <meta:generator>OpenOffice.org/3.3$Win32 OpenOffice.org_project/330m20$Build-9567</meta:generator>
    <dc:date>2011-10-27T01:23:40.07</dc:date>
    <dc:creator>Guillaume Blanchard</dc:creator>
    <meta:document-statistic meta:table-count="0" meta:image-count="0" meta:object-count="0" meta:page-count="2" meta:paragraph-count="11" meta:word-count="740" meta:character-count="4487"/>
    <meta:user-defined meta:name="Info 1"/>
    <meta:user-defined meta:name="Info 2"/>
    <meta:user-defined meta:name="Info 3"/>
    <meta:user-defined meta:name="Info 4"/>
  </office:meta>
</office:document-meta>
</file>